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vert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_REF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float" office:value="0.62" calcext:value-type="float">
            <text:p>0.6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3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float" office:value="4.22" calcext:value-type="float">
            <text:p>4.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_OL</text:p>
          </table:table-cell>
          <table:table-cell table:formula="of:=0.2"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_OH</text:p>
          </table:table-cell>
          <table:table-cell table:formula="of:=[.E17]-0.2" office:value-type="float" office:value="4.8" calcext:value-type="float">
            <text:p>4.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23</text:p>
          </table:table-cell>
          <table:table-cell table:formula="of:=[.E19]*[.E20]/([.E19]+[.E20])" office:value-type="float" office:value="0.619999615600238" calcext:value-type="float">
            <text:p>0.6199996156002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23</text:p>
          </table:table-cell>
          <table:table-cell table:formula="of:=[.E20]/([.E19]+[.E20])*[.E18]" office:value-type="float" office:value="2.39999851200092" calcext:value-type="float">
            <text:p>2.399998512000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23/(R23+Rf)</text:p>
          </table:table-cell>
          <table:table-cell table:formula="of:=[.E25]/([.E25]+[.E21])" office:value-type="float" office:value="0.128099104306096" calcext:value-type="float">
            <text:p>0.1280991043060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f/(R23+Rf)</text:p>
          </table:table-cell>
          <table:table-cell table:formula="of:=[.E21]/([.E25]+[.E21])" office:value-type="float" office:value="0.871900895693904" calcext:value-type="float">
            <text:p>0.87190089569390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10b counts</text:p>
          </table:table-cell>
          <table:table-cell table:number-columns-repeated="2"/>
          <table:table-cell office:value-type="string" calcext:value-type="string">
            <text:p>10b counts</text:p>
          </table:table-cell>
          <table:table-cell office:value-type="string" calcext:value-type="string">
            <text:p>Voltag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t_HL</text:p>
          </table:table-cell>
          <table:table-cell table:formula="of:=[.E23]*[.E27]+[.E26]*[.E28]" office:value-type="float" office:value="2.7074365529469" calcext:value-type="float">
            <text:p>2.7074365529469</text:p>
          </table:table-cell>
          <table:table-cell table:formula="of:=[.E30]/5*1024" office:value-type="float" office:value="554.483006043525" calcext:value-type="float">
            <text:p>554.483006043525</text:p>
          </table:table-cell>
          <table:table-cell office:value-type="string" calcext:value-type="string">
            <text:p>Desired</text:p>
            <text:p>T_off (degC)</text:p>
          </table:table-cell>
          <table:table-cell office:value-type="float" office:value="20" calcext:value-type="float">
            <text:p>20</text:p>
          </table:table-cell>
          <table:table-cell office:value-type="float" office:value="547" calcext:value-type="float">
            <text:p>547</text:p>
          </table:table-cell>
          <table:table-cell table:formula="of:=[.I30]/1024*5" office:value-type="float" office:value="2.6708984375" calcext:value-type="float">
            <text:p>2.67089843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t_LH</text:p>
          </table:table-cell>
          <table:table-cell table:formula="of:=[.E22]*[.E27]+[.E26]*[.E28]" office:value-type="float" office:value="2.11818067313886" calcext:value-type="float">
            <text:p>2.11818067313886</text:p>
          </table:table-cell>
          <table:table-cell table:formula="of:=[.E31]/5*1024" office:value-type="float" office:value="433.803401858839" calcext:value-type="float">
            <text:p>433.803401858839</text:p>
          </table:table-cell>
          <table:table-cell office:value-type="string" calcext:value-type="string">
            <text:p>Desired</text:p>
            <text:p>T_on (degC)</text:p>
          </table:table-cell>
          <table:table-cell office:value-type="float" office:value="30" calcext:value-type="float">
            <text:p>30</text:p>
          </table:table-cell>
          <table:table-cell office:value-type="float" office:value="433" calcext:value-type="float">
            <text:p>433</text:p>
          </table:table-cell>
          <table:table-cell table:formula="of:=[.I31]/1024*5" office:value-type="float" office:value="2.1142578125" calcext:value-type="float">
            <text:p>2.114257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21:01:50.870293708</meta:creation-date>
    <dc:date>2024-01-30T23:27:59.355142333</dc:date>
    <meta:editing-duration>PT2H26M8S</meta:editing-duration>
    <meta:editing-cycles>1</meta:editing-cycles>
    <meta:document-statistic meta:table-count="1" meta:cell-count="40" meta:object-count="0"/>
    <meta:generator>LibreOffice/7.4.7.2$MacOSX_X86_64 LibreOffice_project/723314e595e8007d3cf785c16538505a1c878ca5</meta:generator>
  </office:meta>
</office:document-meta>
</file>